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4.66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n.º componentes</text:p>
          </table:table-cell>
          <table:table-cell office:value-type="string" calcext:value-type="string">
            <text:p>bytes del vector</text:p>
          </table:table-cell>
          <table:table-cell office:value-type="string" calcext:value-type="string">
            <text:p>Vect. Locales PC</text:p>
          </table:table-cell>
          <table:table-cell office:value-type="string" calcext:value-type="string">
            <text:p>Vect. Globales PC</text:p>
          </table:table-cell>
          <table:table-cell office:value-type="string" calcext:value-type="string">
            <text:p>Vect. Dinamicos PC</text:p>
          </table:table-cell>
          <table:table-cell office:value-type="string" calcext:value-type="string">
            <text:p>Vect. Locales ATCGRID</text:p>
          </table:table-cell>
          <table:table-cell office:value-type="string" calcext:value-type="string">
            <text:p>Vect. Globales ATCGRID</text:p>
          </table:table-cell>
          <table:table-cell office:value-type="string" calcext:value-type="string">
            <text:p>Vect. Dinamicos ATCGRID</text:p>
          </table:table-cell>
        </table:table-row>
        <table:table-row table:style-name="ro1">
          <table:table-cell table:style-name="ce1" office:value-type="float" office:value="65536" calcext:value-type="float">
            <text:p>65536</text:p>
          </table:table-cell>
          <table:table-cell table:style-name="ce1" table:formula="of:=[.A2]*8" office:value-type="float" office:value="524288" calcext:value-type="float">
            <text:p>524288</text:p>
          </table:table-cell>
          <table:table-cell table:style-name="ce1" office:value-type="float" office:value="0.000300079" calcext:value-type="float">
            <text:p>0,000300079</text:p>
          </table:table-cell>
          <table:table-cell table:style-name="ce1" office:value-type="float" office:value="0.001107937" calcext:value-type="float">
            <text:p>0,001107937</text:p>
          </table:table-cell>
          <table:table-cell table:style-name="ce1" office:value-type="float" office:value="0.001129377" calcext:value-type="float">
            <text:p>0,001129377</text:p>
          </table:table-cell>
          <table:table-cell table:style-name="ce1" office:value-type="float" office:value="0.000270215" calcext:value-type="float">
            <text:p>0,000270215</text:p>
          </table:table-cell>
          <table:table-cell table:style-name="ce1" office:value-type="float" office:value="0.000423254" calcext:value-type="float">
            <text:p>0,000423254</text:p>
          </table:table-cell>
          <table:table-cell table:style-name="ce1" office:value-type="float" office:value="0.000422906" calcext:value-type="float">
            <text:p>0,00042290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.A3]*8" office:value-type="float" office:value="1048576" calcext:value-type="float">
            <text:p>1048576</text:p>
          </table:table-cell>
          <table:table-cell office:value-type="float" office:value="0.001117609" calcext:value-type="float">
            <text:p>0,001117609</text:p>
          </table:table-cell>
          <table:table-cell office:value-type="float" office:value="0.002277472" calcext:value-type="float">
            <text:p>0,002277472</text:p>
          </table:table-cell>
          <table:table-cell office:value-type="float" office:value="0.002238768" calcext:value-type="float">
            <text:p>0,002238768</text:p>
          </table:table-cell>
          <table:table-cell office:value-type="float" office:value="0.000859796" calcext:value-type="float">
            <text:p>0,000859796</text:p>
          </table:table-cell>
          <table:table-cell office:value-type="float" office:value="0.000878351" calcext:value-type="float">
            <text:p>0,000878351</text:p>
          </table:table-cell>
          <table:table-cell office:value-type="float" office:value="0.00082747" calcext:value-type="float">
            <text:p>0,00082747</text:p>
          </table:table-cell>
        </table:table-row>
        <table:table-row table:style-name="ro1">
          <table:table-cell table:style-name="ce1" office:value-type="float" office:value="262144" calcext:value-type="float">
            <text:p>262144</text:p>
          </table:table-cell>
          <table:table-cell table:style-name="ce1" table:formula="of:=[.A4]*8" office:value-type="float" office:value="2097152" calcext:value-type="float">
            <text:p>2097152</text:p>
          </table:table-cell>
          <table:table-cell table:style-name="ce1" office:value-type="float" office:value="0.006041759" calcext:value-type="float">
            <text:p>0,006041759</text:p>
          </table:table-cell>
          <table:table-cell table:style-name="ce1" office:value-type="float" office:value="0.006847666" calcext:value-type="float">
            <text:p>0,006847666</text:p>
          </table:table-cell>
          <table:table-cell table:style-name="ce1" office:value-type="float" office:value="0.004979504" calcext:value-type="float">
            <text:p>0,004979504</text:p>
          </table:table-cell>
          <table:table-cell table:style-name="ce1" office:value-type="float" office:value="0.001265571" calcext:value-type="float">
            <text:p>0,001265571</text:p>
          </table:table-cell>
          <table:table-cell table:style-name="ce1" office:value-type="float" office:value="0.001712852" calcext:value-type="float">
            <text:p>0,001712852</text:p>
          </table:table-cell>
          <table:table-cell table:style-name="ce1" office:value-type="float" office:value="0.001411379" calcext:value-type="float">
            <text:p>0,00141137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.A5]*8" office:value-type="float" office:value="4194304" calcext:value-type="float">
            <text:p>4194304</text:p>
          </table:table-cell>
          <table:table-cell office:value-type="string" calcext:value-type="string">
            <text:p>excepción</text:p>
          </table:table-cell>
          <table:table-cell office:value-type="float" office:value="0.002111146" calcext:value-type="float">
            <text:p>0,002111146</text:p>
          </table:table-cell>
          <table:table-cell office:value-type="float" office:value="0.008720256" calcext:value-type="float">
            <text:p>0,008720256</text:p>
          </table:table-cell>
          <table:table-cell office:value-type="string" calcext:value-type="string">
            <text:p>excepción</text:p>
          </table:table-cell>
          <table:table-cell office:value-type="float" office:value="0.002986076" calcext:value-type="float">
            <text:p>0,002986076</text:p>
          </table:table-cell>
          <table:table-cell office:value-type="float" office:value="0.003330158" calcext:value-type="float">
            <text:p>0,003330158</text:p>
          </table:table-cell>
        </table:table-row>
        <table:table-row table:style-name="ro1">
          <table:table-cell table:style-name="ce1" office:value-type="float" office:value="1048576" calcext:value-type="float">
            <text:p>1048576</text:p>
          </table:table-cell>
          <table:table-cell table:style-name="ce1" table:formula="of:=[.A6]*8" office:value-type="float" office:value="8388608" calcext:value-type="float">
            <text:p>8388608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07289663" calcext:value-type="float">
            <text:p>0,007289663</text:p>
          </table:table-cell>
          <table:table-cell table:style-name="ce1" office:value-type="float" office:value="0.006330589" calcext:value-type="float">
            <text:p>0,006330589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06036517" calcext:value-type="float">
            <text:p>0,006036517</text:p>
          </table:table-cell>
          <table:table-cell table:style-name="ce1" office:value-type="float" office:value="0.005876513" calcext:value-type="float">
            <text:p>0,00587651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A7]*8" office:value-type="float" office:value="16777216" calcext:value-type="float">
            <text:p>16777216</text:p>
          </table:table-cell>
          <table:table-cell office:value-type="string" calcext:value-type="string">
            <text:p>excepción</text:p>
          </table:table-cell>
          <table:table-cell office:value-type="float" office:value="0.008444181" calcext:value-type="float">
            <text:p>0,008444181</text:p>
          </table:table-cell>
          <table:table-cell office:value-type="float" office:value="0.009186522" calcext:value-type="float">
            <text:p>0,009186522</text:p>
          </table:table-cell>
          <table:table-cell office:value-type="string" calcext:value-type="string">
            <text:p>excepción</text:p>
          </table:table-cell>
          <table:table-cell office:value-type="float" office:value="0.012020302" calcext:value-type="float">
            <text:p>0,012020302</text:p>
          </table:table-cell>
          <table:table-cell office:value-type="float" office:value="0.012059453" calcext:value-type="float">
            <text:p>0,012059453</text:p>
          </table:table-cell>
        </table:table-row>
        <table:table-row table:style-name="ro1">
          <table:table-cell table:style-name="ce1" office:value-type="float" office:value="4194304" calcext:value-type="float">
            <text:p>4194304</text:p>
          </table:table-cell>
          <table:table-cell table:style-name="ce1" table:formula="of:=[.A8]*8" office:value-type="float" office:value="33554432" calcext:value-type="float">
            <text:p>33554432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16487723" calcext:value-type="float">
            <text:p>0,016487723</text:p>
          </table:table-cell>
          <table:table-cell table:style-name="ce1" office:value-type="float" office:value="0.01638614" calcext:value-type="float">
            <text:p>0,01638614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23591602" calcext:value-type="float">
            <text:p>0,023591602</text:p>
          </table:table-cell>
          <table:table-cell table:style-name="ce1" office:value-type="float" office:value="0.023372877" calcext:value-type="float">
            <text:p>0,02337287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A9]*8" office:value-type="float" office:value="67108864" calcext:value-type="float">
            <text:p>67108864</text:p>
          </table:table-cell>
          <table:table-cell office:value-type="string" calcext:value-type="string">
            <text:p>excepción</text:p>
          </table:table-cell>
          <table:table-cell office:value-type="float" office:value="0.032369435" calcext:value-type="float">
            <text:p>0,032369435</text:p>
          </table:table-cell>
          <table:table-cell office:value-type="float" office:value="0.031955328" calcext:value-type="float">
            <text:p>0,031955328</text:p>
          </table:table-cell>
          <table:table-cell office:value-type="string" calcext:value-type="string">
            <text:p>excepción</text:p>
          </table:table-cell>
          <table:table-cell office:value-type="float" office:value="0.047606865" calcext:value-type="float">
            <text:p>0,047606865</text:p>
          </table:table-cell>
          <table:table-cell office:value-type="float" office:value="0.044985447" calcext:value-type="float">
            <text:p>0,044985447</text:p>
          </table:table-cell>
        </table:table-row>
        <table:table-row table:style-name="ro1">
          <table:table-cell table:style-name="ce1" office:value-type="float" office:value="16777216" calcext:value-type="float">
            <text:p>16777216</text:p>
          </table:table-cell>
          <table:table-cell table:style-name="ce1" table:formula="of:=[.A10]*8" office:value-type="float" office:value="134217728" calcext:value-type="float">
            <text:p>134217728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63104418" calcext:value-type="float">
            <text:p>0,063104418</text:p>
          </table:table-cell>
          <table:table-cell table:style-name="ce1" office:value-type="float" office:value="0.063132502" calcext:value-type="float">
            <text:p>0,063132502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105404895" calcext:value-type="float">
            <text:p>0,105404895</text:p>
          </table:table-cell>
          <table:table-cell table:style-name="ce1" office:value-type="float" office:value="0.089218313" calcext:value-type="float">
            <text:p>0,08921831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11]*8" office:value-type="float" office:value="268435456" calcext:value-type="float">
            <text:p>268435456</text:p>
          </table:table-cell>
          <table:table-cell office:value-type="string" calcext:value-type="string">
            <text:p>excepción</text:p>
          </table:table-cell>
          <table:table-cell office:value-type="float" office:value="0.127344041" calcext:value-type="float">
            <text:p>0,127344041</text:p>
          </table:table-cell>
          <table:table-cell office:value-type="float" office:value="0.126967413" calcext:value-type="float">
            <text:p>0,126967413</text:p>
          </table:table-cell>
          <table:table-cell office:value-type="string" calcext:value-type="string">
            <text:p>excepción</text:p>
          </table:table-cell>
          <table:table-cell office:value-type="float" office:value="0.187818538" calcext:value-type="float">
            <text:p>0,187818538</text:p>
          </table:table-cell>
          <table:table-cell office:value-type="float" office:value="0.179458974" calcext:value-type="float">
            <text:p>0,179458974</text:p>
          </table:table-cell>
        </table:table-row>
        <table:table-row table:style-name="ro1">
          <table:table-cell table:style-name="ce1" office:value-type="float" office:value="67108864" calcext:value-type="float">
            <text:p>67108864</text:p>
          </table:table-cell>
          <table:table-cell table:style-name="ce1" table:formula="of:=[.A12]*8" office:value-type="float" office:value="536870912" calcext:value-type="float">
            <text:p>536870912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128565255" calcext:value-type="float">
            <text:p>0,128565255</text:p>
          </table:table-cell>
          <table:table-cell table:style-name="ce1" office:value-type="float" office:value="0.33920727" calcext:value-type="float">
            <text:p>0,33920727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186814452" calcext:value-type="float">
            <text:p>0,186814452</text:p>
          </table:table-cell>
          <table:table-cell table:style-name="ce1" office:value-type="float" office:value="0.371680261" calcext:value-type="float">
            <text:p>0,37168026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.º componentes</text:p>
          </table:table-cell>
          <table:table-cell office:value-type="string" calcext:value-type="string">
            <text:p>bytes del vector</text:p>
          </table:table-cell>
          <table:table-cell office:value-type="string" calcext:value-type="string">
            <text:p>Vect. Locales ATCGRID</text:p>
          </table:table-cell>
          <table:table-cell office:value-type="string" calcext:value-type="string">
            <text:p>Vect. Globales ATCGRID</text:p>
          </table:table-cell>
          <table:table-cell office:value-type="string" calcext:value-type="string">
            <text:p>Vect. Dinamicos ATCGRID</text:p>
          </table:table-cell>
          <table:table-cell table:number-columns-repeated="3"/>
        </table:table-row>
        <table:table-row table:style-name="ro1">
          <table:table-cell table:style-name="ce1" office:value-type="float" office:value="65536" calcext:value-type="float">
            <text:p>65536</text:p>
          </table:table-cell>
          <table:table-cell table:style-name="ce1" table:formula="of:=[.A16]*8" office:value-type="float" office:value="524288" calcext:value-type="float">
            <text:p>524288</text:p>
          </table:table-cell>
          <table:table-cell table:style-name="ce1" office:value-type="float" office:value="0.000270215" calcext:value-type="float">
            <text:p>0,000270215</text:p>
          </table:table-cell>
          <table:table-cell table:style-name="ce1" office:value-type="float" office:value="0.000423254" calcext:value-type="float">
            <text:p>0,000423254</text:p>
          </table:table-cell>
          <table:table-cell table:style-name="ce1" office:value-type="float" office:value="0.000422906" calcext:value-type="float">
            <text:p>0,000422906</text:p>
          </table:table-cell>
          <table:table-cell table:number-columns-repeated="3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[.A17]*8" office:value-type="float" office:value="1048576" calcext:value-type="float">
            <text:p>1048576</text:p>
          </table:table-cell>
          <table:table-cell office:value-type="float" office:value="0.000859796" calcext:value-type="float">
            <text:p>0,000859796</text:p>
          </table:table-cell>
          <table:table-cell office:value-type="float" office:value="0.000878351" calcext:value-type="float">
            <text:p>0,000878351</text:p>
          </table:table-cell>
          <table:table-cell office:value-type="float" office:value="0.00082747" calcext:value-type="float">
            <text:p>0,00082747</text:p>
          </table:table-cell>
          <table:table-cell table:number-columns-repeated="3"/>
        </table:table-row>
        <table:table-row table:style-name="ro1">
          <table:table-cell table:style-name="ce1" office:value-type="float" office:value="262144" calcext:value-type="float">
            <text:p>262144</text:p>
          </table:table-cell>
          <table:table-cell table:style-name="ce1" table:formula="of:=[.A18]*8" office:value-type="float" office:value="2097152" calcext:value-type="float">
            <text:p>2097152</text:p>
          </table:table-cell>
          <table:table-cell table:style-name="ce1" office:value-type="float" office:value="0.001265571" calcext:value-type="float">
            <text:p>0,001265571</text:p>
          </table:table-cell>
          <table:table-cell table:style-name="ce1" office:value-type="float" office:value="0.001712852" calcext:value-type="float">
            <text:p>0,001712852</text:p>
          </table:table-cell>
          <table:table-cell table:style-name="ce1" office:value-type="float" office:value="0.001411379" calcext:value-type="float">
            <text:p>0,001411379</text:p>
          </table:table-cell>
          <table:table-cell table:number-columns-repeated="3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[.A19]*8" office:value-type="float" office:value="4194304" calcext:value-type="float">
            <text:p>4194304</text:p>
          </table:table-cell>
          <table:table-cell office:value-type="string" calcext:value-type="string">
            <text:p>excepción</text:p>
          </table:table-cell>
          <table:table-cell office:value-type="float" office:value="0.002986076" calcext:value-type="float">
            <text:p>0,002986076</text:p>
          </table:table-cell>
          <table:table-cell office:value-type="float" office:value="0.003330158" calcext:value-type="float">
            <text:p>0,003330158</text:p>
          </table:table-cell>
          <table:table-cell table:number-columns-repeated="3"/>
        </table:table-row>
        <table:table-row table:style-name="ro1">
          <table:table-cell table:style-name="ce1" office:value-type="float" office:value="1048576" calcext:value-type="float">
            <text:p>1048576</text:p>
          </table:table-cell>
          <table:table-cell table:style-name="ce1" table:formula="of:=[.A20]*8" office:value-type="float" office:value="8388608" calcext:value-type="float">
            <text:p>8388608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06036517" calcext:value-type="float">
            <text:p>0,006036517</text:p>
          </table:table-cell>
          <table:table-cell table:style-name="ce1" office:value-type="float" office:value="0.005876513" calcext:value-type="float">
            <text:p>0,005876513</text:p>
          </table:table-cell>
          <table:table-cell table:number-columns-repeated="3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[.A21]*8" office:value-type="float" office:value="16777216" calcext:value-type="float">
            <text:p>16777216</text:p>
          </table:table-cell>
          <table:table-cell office:value-type="string" calcext:value-type="string">
            <text:p>excepción</text:p>
          </table:table-cell>
          <table:table-cell office:value-type="float" office:value="0.012020302" calcext:value-type="float">
            <text:p>0,012020302</text:p>
          </table:table-cell>
          <table:table-cell office:value-type="float" office:value="0.012059453" calcext:value-type="float">
            <text:p>0,012059453</text:p>
          </table:table-cell>
          <table:table-cell table:number-columns-repeated="3"/>
        </table:table-row>
        <table:table-row table:style-name="ro1">
          <table:table-cell table:style-name="ce1" office:value-type="float" office:value="4194304" calcext:value-type="float">
            <text:p>4194304</text:p>
          </table:table-cell>
          <table:table-cell table:style-name="ce1" table:formula="of:=[.A22]*8" office:value-type="float" office:value="33554432" calcext:value-type="float">
            <text:p>33554432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023591602" calcext:value-type="float">
            <text:p>0,023591602</text:p>
          </table:table-cell>
          <table:table-cell table:style-name="ce1" office:value-type="float" office:value="0.023372877" calcext:value-type="float">
            <text:p>0,023372877</text:p>
          </table:table-cell>
          <table:table-cell table:number-columns-repeated="3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formula="of:=[.A23]*8" office:value-type="float" office:value="67108864" calcext:value-type="float">
            <text:p>67108864</text:p>
          </table:table-cell>
          <table:table-cell office:value-type="string" calcext:value-type="string">
            <text:p>excepción</text:p>
          </table:table-cell>
          <table:table-cell office:value-type="float" office:value="0.047606865" calcext:value-type="float">
            <text:p>0,047606865</text:p>
          </table:table-cell>
          <table:table-cell office:value-type="float" office:value="0.044985447" calcext:value-type="float">
            <text:p>0,044985447</text:p>
          </table:table-cell>
          <table:table-cell table:number-columns-repeated="3"/>
        </table:table-row>
        <table:table-row table:style-name="ro1">
          <table:table-cell table:style-name="ce1" office:value-type="float" office:value="16777216" calcext:value-type="float">
            <text:p>16777216</text:p>
          </table:table-cell>
          <table:table-cell table:style-name="ce1" table:formula="of:=[.A24]*8" office:value-type="float" office:value="134217728" calcext:value-type="float">
            <text:p>134217728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105404895" calcext:value-type="float">
            <text:p>0,105404895</text:p>
          </table:table-cell>
          <table:table-cell table:style-name="ce1" office:value-type="float" office:value="0.089218313" calcext:value-type="float">
            <text:p>0,089218313</text:p>
          </table:table-cell>
          <table:table-cell table:number-columns-repeated="3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table:formula="of:=[.A25]*8" office:value-type="float" office:value="268435456" calcext:value-type="float">
            <text:p>268435456</text:p>
          </table:table-cell>
          <table:table-cell office:value-type="string" calcext:value-type="string">
            <text:p>excepción</text:p>
          </table:table-cell>
          <table:table-cell office:value-type="float" office:value="0.187818538" calcext:value-type="float">
            <text:p>0,187818538</text:p>
          </table:table-cell>
          <table:table-cell office:value-type="float" office:value="0.179458974" calcext:value-type="float">
            <text:p>0,179458974</text:p>
          </table:table-cell>
          <table:table-cell table:number-columns-repeated="3"/>
        </table:table-row>
        <table:table-row table:style-name="ro1">
          <table:table-cell table:style-name="ce1" office:value-type="float" office:value="67108864" calcext:value-type="float">
            <text:p>67108864</text:p>
          </table:table-cell>
          <table:table-cell table:style-name="ce1" table:formula="of:=[.A26]*8" office:value-type="float" office:value="536870912" calcext:value-type="float">
            <text:p>536870912</text:p>
          </table:table-cell>
          <table:table-cell table:style-name="ce1" office:value-type="string" calcext:value-type="string">
            <text:p>excepción</text:p>
          </table:table-cell>
          <table:table-cell table:style-name="ce1" office:value-type="float" office:value="0.186814452" calcext:value-type="float">
            <text:p>0,186814452</text:p>
          </table:table-cell>
          <table:table-cell table:style-name="ce1" office:value-type="float" office:value="0.371680261" calcext:value-type="float">
            <text:p>0,3716802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7">00/00/0000</text:date>, <text:time style:data-style-name="N2" text:time-value="01:52:15.90358006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3:02:49.881356112</meta:creation-date>
    <dc:date>2018-03-07T02:10:44.625937465</dc:date>
    <meta:editing-duration>PT20M43S</meta:editing-duration>
    <meta:editing-cycles>3</meta:editing-cycles>
    <meta:generator>LibreOffice/5.4.5.1$Linux_X86_64 LibreOffice_project/40m0$Build-1</meta:generator>
    <meta:document-statistic meta:table-count="1" meta:cell-count="156" meta:object-count="0"/>
  </office:meta>
</office:document-meta>
</file>